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9999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9999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445cm" svg:height="4.445cm" svg:x="1.875cm" svg:y="8.528cm">
          <text:p text:style-name="P1">Student</text:p>
          <text:p text:style-name="P1">Web Server</text:p>
          <text:p text:style-name="P1">(MySQL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5" draw:id="id5" draw:layer="layout" svg:width="6.604cm" svg:height="4.572cm" svg:x="19.161cm" svg:y="2.94cm">
          <text:p text:style-name="P1">WWU Ma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" draw:id="id6" draw:layer="layout" svg:width="6.604cm" svg:height="4.572cm" svg:x="19.161cm" svg:y="8.54cm">
          <text:p text:style-name="P1">Associated Students</text:p>
          <text:p text:style-name="P1">Digital Signa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7" draw:id="id7" draw:layer="layout" svg:width="6.604cm" svg:height="4.572cm" svg:x="19.161cm" svg:y="14.14cm">
          <text:p text:style-name="P1">QR Code linked to</text:p>
          <text:p text:style-name="P1">Mobile-friendly</text:p>
          <text:p text:style-name="P1">Website with more inf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6.604cm" svg:height="4.572cm" svg:x="9.561cm" svg:y="2.94cm">
          <text:p text:style-name="P1">Future</text:p>
          <text:p text:style-name="P1">Middle-wa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6.604cm" svg:height="4.572cm" svg:x="9.561cm" svg:y="8.54cm">
          <text:p text:style-name="P1">Associated Students</text:p>
          <text:p text:style-name="P1">Digital Signage</text:p>
          <text:p text:style-name="P1">Middle-wa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6.604cm" svg:height="4.572cm" svg:x="9.561cm" svg:y="14.14cm">
          <text:p text:style-name="P1">Future</text:p>
          <text:p text:style-name="P1">Middle-war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9.561cm" svg:y1="16.426cm" svg:x2="6.32cm" svg:y2="10.751cm" draw:start-shape="id1" draw:start-glue-point="5" draw:end-shape="id2" draw:end-glue-point="8" svg:d="m9561 16426h-1620v-5675h-1621" svg:viewBox="0 0 3242 5676">
          <text:p/>
        </draw:connector>
        <draw:connector draw:style-name="gr4" draw:text-style-name="P1" draw:layer="layout" svg:x1="9.561cm" svg:y1="10.826cm" svg:x2="6.32cm" svg:y2="10.751cm" draw:start-shape="id3" draw:start-glue-point="5" draw:end-shape="id2" draw:end-glue-point="8" svg:d="m9561 10826h-1620v-75h-1621" svg:viewBox="0 0 3242 76">
          <text:p/>
        </draw:connector>
        <draw:connector draw:style-name="gr4" draw:text-style-name="P1" draw:layer="layout" svg:x1="9.561cm" svg:y1="5.226cm" svg:x2="6.32cm" svg:y2="10.751cm" draw:start-shape="id4" draw:start-glue-point="5" draw:end-shape="id2" draw:end-glue-point="8" svg:d="m9561 5226h-1620v5525h-1621" svg:viewBox="0 0 3242 5526">
          <text:p/>
        </draw:connector>
        <draw:connector draw:style-name="gr4" draw:text-style-name="P1" draw:layer="layout" draw:type="line" svg:x1="16.165cm" svg:y1="5.226cm" svg:x2="19.161cm" svg:y2="5.226cm" draw:start-shape="id4" draw:start-glue-point="7" draw:end-shape="id5" draw:end-glue-point="5" svg:d="m16165 5226h2996" svg:viewBox="0 0 2997 1">
          <text:p/>
        </draw:connector>
        <draw:connector draw:style-name="gr4" draw:text-style-name="P1" draw:layer="layout" draw:type="line" svg:x1="16.165cm" svg:y1="10.826cm" svg:x2="19.161cm" svg:y2="10.826cm" draw:start-shape="id3" draw:start-glue-point="7" draw:end-shape="id6" svg:d="m16165 10826h2996" svg:viewBox="0 0 2997 1">
          <text:p/>
        </draw:connector>
        <draw:connector draw:style-name="gr4" draw:text-style-name="P1" draw:layer="layout" draw:type="line" svg:x1="16.165cm" svg:y1="16.426cm" svg:x2="19.161cm" svg:y2="16.426cm" draw:start-shape="id1" draw:start-glue-point="7" draw:end-shape="id7" draw:end-glue-point="5" svg:d="m16165 16426h2996" svg:viewBox="0 0 299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4T15:38:48.866000000</meta:creation-date>
    <dc:date>2013-11-24T16:37:14.764000000</dc:date>
    <meta:editing-duration>PT54M37S</meta:editing-duration>
    <meta:editing-cycles>5</meta:editing-cycles>
    <meta:generator>LibreOffice/4.1.3.2$Windows_x86 LibreOffice_project/70feb7d99726f064edab4605a8ab840c50ec57a</meta:generator>
    <meta:document-statistic meta:object-count="13"/>
  </office:meta>
</office:document-meta>
</file>